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SW</text:p>
          </table:table-cell>
          <table:table-cell table:number-columns-repeated="2"/>
          <table:table-cell table:style-name="Default"/>
          <table:table-cell table:style-name="Default" office:value-type="string">
            <text:p>Esfarzani</text:p>
          </table:table-cell>
          <table:table-cell/>
        </table:table-row>
        <table:table-row table:style-name="ro1">
          <table:table-cell office:value-type="string">
            <text:p>radius</text:p>
          </table:table-cell>
          <table:table-cell office:value-type="string">
            <text:p>area</text:p>
          </table:table-cell>
          <table:table-cell office:value-type="string">
            <text:p>qkz</text:p>
          </table:table-cell>
          <table:table-cell/>
          <table:table-cell table:style-name="Default" office:value-type="string">
            <text:p>radius </text:p>
          </table:table-cell>
          <table:table-cell table:style-name="Default" office:value-type="string">
            <text:p>area</text:p>
          </table:table-cell>
          <table:table-cell office:value-type="string">
            <text:p>qkz</text:p>
          </table:table-cell>
        </table:table-row>
        <table:table-row table:style-name="ro1">
          <table:table-cell office:value-type="string">
            <text:p>6.4778e-08</text:p>
          </table:table-cell>
          <table:table-cell office:value-type="string">
            <text:p>1.3183e-14</text:p>
          </table:table-cell>
          <table:table-cell office:value-type="float" office:value="168.27">
            <text:p>168.27</text:p>
          </table:table-cell>
          <table:table-cell/>
          <table:table-cell office:value-type="string">
            <text:p>1e-08</text:p>
          </table:table-cell>
          <table:table-cell office:value-type="string">
            <text:p>3.1416e-16</text:p>
          </table:table-cell>
          <table:table-cell office:value-type="float" office:value="27.724">
            <text:p>27.724</text:p>
          </table:table-cell>
        </table:table-row>
        <table:table-row table:style-name="ro1">
          <table:table-cell office:value-type="string">
            <text:p>7.4375e-08</text:p>
          </table:table-cell>
          <table:table-cell office:value-type="string">
            <text:p>1.7378e-14</text:p>
          </table:table-cell>
          <table:table-cell office:value-type="float" office:value="172.86">
            <text:p>172.86</text:p>
          </table:table-cell>
          <table:table-cell/>
          <table:table-cell office:value-type="string">
            <text:p>1.1482e-08</text:p>
          </table:table-cell>
          <table:table-cell office:value-type="string">
            <text:p>4.1414e-16</text:p>
          </table:table-cell>
          <table:table-cell office:value-type="float" office:value="29.023">
            <text:p>29.023</text:p>
          </table:table-cell>
        </table:table-row>
        <table:table-row table:style-name="ro1">
          <table:table-cell office:value-type="string">
            <text:p>8.5394e-08</text:p>
          </table:table-cell>
          <table:table-cell office:value-type="string">
            <text:p>2.2909e-14</text:p>
          </table:table-cell>
          <table:table-cell office:value-type="float" office:value="184.79">
            <text:p>184.79</text:p>
          </table:table-cell>
          <table:table-cell/>
          <table:table-cell office:value-type="string">
            <text:p>1.3183e-08</text:p>
          </table:table-cell>
          <table:table-cell office:value-type="string">
            <text:p>5.4595e-16</text:p>
          </table:table-cell>
          <table:table-cell office:value-type="float" office:value="30.858">
            <text:p>30.858</text:p>
          </table:table-cell>
        </table:table-row>
        <table:table-row table:style-name="ro1">
          <table:table-cell office:value-type="string">
            <text:p>9.8045e-08</text:p>
          </table:table-cell>
          <table:table-cell office:value-type="string">
            <text:p>3.02e-14</text:p>
          </table:table-cell>
          <table:table-cell office:value-type="float" office:value="196.21">
            <text:p>196.21</text:p>
          </table:table-cell>
          <table:table-cell/>
          <table:table-cell office:value-type="string">
            <text:p>1.5136e-08</text:p>
          </table:table-cell>
          <table:table-cell office:value-type="string">
            <text:p>7.197e-16</text:p>
          </table:table-cell>
          <table:table-cell office:value-type="float" office:value="32.328">
            <text:p>32.328</text:p>
          </table:table-cell>
        </table:table-row>
        <table:table-row table:style-name="ro1">
          <table:table-cell office:value-type="string">
            <text:p>1.1257e-07</text:p>
          </table:table-cell>
          <table:table-cell office:value-type="string">
            <text:p>3.9811e-14</text:p>
          </table:table-cell>
          <table:table-cell office:value-type="float" office:value="201.85">
            <text:p>201.85</text:p>
          </table:table-cell>
          <table:table-cell/>
          <table:table-cell office:value-type="string">
            <text:p>1.7378e-08</text:p>
          </table:table-cell>
          <table:table-cell office:value-type="string">
            <text:p>9.4875e-16</text:p>
          </table:table-cell>
          <table:table-cell office:value-type="float" office:value="34.196">
            <text:p>34.196</text:p>
          </table:table-cell>
        </table:table-row>
        <table:table-row table:style-name="ro1">
          <table:table-cell office:value-type="string">
            <text:p>1.2925e-07</text:p>
          </table:table-cell>
          <table:table-cell office:value-type="string">
            <text:p>5.2481e-14</text:p>
          </table:table-cell>
          <table:table-cell office:value-type="float" office:value="216.89">
            <text:p>216.89</text:p>
          </table:table-cell>
          <table:table-cell/>
          <table:table-cell office:value-type="string">
            <text:p>1.9953e-08</text:p>
          </table:table-cell>
          <table:table-cell office:value-type="string">
            <text:p>1.2507e-15</text:p>
          </table:table-cell>
          <table:table-cell office:value-type="float" office:value="36.238">
            <text:p>36.238</text:p>
          </table:table-cell>
        </table:table-row>
        <table:table-row table:style-name="ro1">
          <table:table-cell office:value-type="string">
            <text:p>1.484e-07</text:p>
          </table:table-cell>
          <table:table-cell office:value-type="string">
            <text:p>6.9183e-14</text:p>
          </table:table-cell>
          <table:table-cell office:value-type="float" office:value="226.86">
            <text:p>226.86</text:p>
          </table:table-cell>
          <table:table-cell/>
          <table:table-cell office:value-type="string">
            <text:p>2.2909e-08</text:p>
          </table:table-cell>
          <table:table-cell office:value-type="string">
            <text:p>1.6487e-15</text:p>
          </table:table-cell>
          <table:table-cell office:value-type="float" office:value="38.028">
            <text:p>38.028</text:p>
          </table:table-cell>
        </table:table-row>
        <table:table-row table:style-name="ro1">
          <table:table-cell office:value-type="string">
            <text:p>1.7038e-07</text:p>
          </table:table-cell>
          <table:table-cell office:value-type="string">
            <text:p>9.1201e-14</text:p>
          </table:table-cell>
          <table:table-cell office:value-type="float" office:value="239.95">
            <text:p>239.95</text:p>
          </table:table-cell>
          <table:table-cell/>
          <table:table-cell office:value-type="string">
            <text:p>2.6303e-08</text:p>
          </table:table-cell>
          <table:table-cell office:value-type="string">
            <text:p>2.1735e-15</text:p>
          </table:table-cell>
          <table:table-cell office:value-type="float" office:value="40.041">
            <text:p>40.041</text:p>
          </table:table-cell>
        </table:table-row>
        <table:table-row table:style-name="ro1">
          <table:table-cell office:value-type="string">
            <text:p>1.9563e-07</text:p>
          </table:table-cell>
          <table:table-cell office:value-type="string">
            <text:p>1.2023e-13</text:p>
          </table:table-cell>
          <table:table-cell office:value-type="float" office:value="251.21">
            <text:p>251.21</text:p>
          </table:table-cell>
          <table:table-cell/>
          <table:table-cell office:value-type="string">
            <text:p>3.02e-08</text:p>
          </table:table-cell>
          <table:table-cell office:value-type="string">
            <text:p>2.8652e-15</text:p>
          </table:table-cell>
          <table:table-cell office:value-type="float" office:value="42.547">
            <text:p>42.547</text:p>
          </table:table-cell>
        </table:table-row>
        <table:table-row table:style-name="ro1">
          <table:table-cell office:value-type="string">
            <text:p>2.2461e-07</text:p>
          </table:table-cell>
          <table:table-cell office:value-type="string">
            <text:p>1.5849e-13</text:p>
          </table:table-cell>
          <table:table-cell office:value-type="float" office:value="261.47">
            <text:p>261.47</text:p>
          </table:table-cell>
          <table:table-cell/>
          <table:table-cell office:value-type="string">
            <text:p>3.4674e-08</text:p>
          </table:table-cell>
          <table:table-cell office:value-type="string">
            <text:p>3.777e-15</text:p>
          </table:table-cell>
          <table:table-cell office:value-type="float" office:value="44.508">
            <text:p>44.508</text:p>
          </table:table-cell>
        </table:table-row>
        <table:table-row table:style-name="ro1">
          <table:table-cell office:value-type="string">
            <text:p>2.5788e-07</text:p>
          </table:table-cell>
          <table:table-cell office:value-type="string">
            <text:p>2.0893e-13</text:p>
          </table:table-cell>
          <table:table-cell office:value-type="float" office:value="273.88">
            <text:p>273.88</text:p>
          </table:table-cell>
          <table:table-cell/>
          <table:table-cell office:value-type="string">
            <text:p>3.9811e-08</text:p>
          </table:table-cell>
          <table:table-cell office:value-type="string">
            <text:p>4.9791e-15</text:p>
          </table:table-cell>
          <table:table-cell office:value-type="float" office:value="47.03">
            <text:p>47.03</text:p>
          </table:table-cell>
        </table:table-row>
        <table:table-row table:style-name="ro1">
          <table:table-cell office:value-type="string">
            <text:p>2.9609e-07</text:p>
          </table:table-cell>
          <table:table-cell office:value-type="string">
            <text:p>2.7542e-13</text:p>
          </table:table-cell>
          <table:table-cell office:value-type="float" office:value="287.18">
            <text:p>287.18</text:p>
          </table:table-cell>
          <table:table-cell/>
          <table:table-cell office:value-type="string">
            <text:p>4.5709e-08</text:p>
          </table:table-cell>
          <table:table-cell office:value-type="string">
            <text:p>6.5637e-15</text:p>
          </table:table-cell>
          <table:table-cell office:value-type="float" office:value="49.313">
            <text:p>49.313</text:p>
          </table:table-cell>
        </table:table-row>
        <table:table-row table:style-name="ro1">
          <table:table-cell office:value-type="string">
            <text:p>3.3996e-07</text:p>
          </table:table-cell>
          <table:table-cell office:value-type="string">
            <text:p>3.6308e-13</text:p>
          </table:table-cell>
          <table:table-cell office:value-type="float" office:value="297.93">
            <text:p>297.93</text:p>
          </table:table-cell>
          <table:table-cell/>
          <table:table-cell office:value-type="string">
            <text:p>5.2481e-08</text:p>
          </table:table-cell>
          <table:table-cell office:value-type="string">
            <text:p>8.6527e-15</text:p>
          </table:table-cell>
          <table:table-cell office:value-type="float" office:value="51.404">
            <text:p>51.404</text:p>
          </table:table-cell>
        </table:table-row>
        <table:table-row table:style-name="ro1">
          <table:table-cell office:value-type="string">
            <text:p>3.9032e-07</text:p>
          </table:table-cell>
          <table:table-cell office:value-type="string">
            <text:p>4.7863e-13</text:p>
          </table:table-cell>
          <table:table-cell office:value-type="float" office:value="312.7">
            <text:p>312.7</text:p>
          </table:table-cell>
          <table:table-cell/>
          <table:table-cell office:value-type="string">
            <text:p>6.0256e-08</text:p>
          </table:table-cell>
          <table:table-cell office:value-type="string">
            <text:p>1.1406e-14</text:p>
          </table:table-cell>
          <table:table-cell office:value-type="float" office:value="53.983">
            <text:p>53.983</text:p>
          </table:table-cell>
        </table:table-row>
        <table:table-row table:style-name="ro1">
          <table:table-cell office:value-type="string">
            <text:p>4.4815e-07</text:p>
          </table:table-cell>
          <table:table-cell office:value-type="string">
            <text:p>6.3096e-13</text:p>
          </table:table-cell>
          <table:table-cell office:value-type="float" office:value="320.89">
            <text:p>320.89</text:p>
          </table:table-cell>
          <table:table-cell/>
          <table:table-cell office:value-type="string">
            <text:p>6.9183e-08</text:p>
          </table:table-cell>
          <table:table-cell office:value-type="string">
            <text:p>1.5037e-14</text:p>
          </table:table-cell>
          <table:table-cell office:value-type="float" office:value="56.45">
            <text:p>56.45</text:p>
          </table:table-cell>
        </table:table-row>
        <table:table-row table:style-name="ro1">
          <table:table-cell office:value-type="string">
            <text:p>5.1455e-07</text:p>
          </table:table-cell>
          <table:table-cell office:value-type="string">
            <text:p>8.3176e-13</text:p>
          </table:table-cell>
          <table:table-cell office:value-type="float" office:value="331.93">
            <text:p>331.93</text:p>
          </table:table-cell>
          <table:table-cell/>
          <table:table-cell office:value-type="string">
            <text:p>7.9433e-08</text:p>
          </table:table-cell>
          <table:table-cell office:value-type="string">
            <text:p>1.9822e-14</text:p>
          </table:table-cell>
          <table:table-cell office:value-type="float" office:value="59.073">
            <text:p>59.073</text:p>
          </table:table-cell>
        </table:table-row>
        <table:table-row table:style-name="ro1">
          <table:table-cell office:value-type="string">
            <text:p>5.9078e-07</text:p>
          </table:table-cell>
          <table:table-cell office:value-type="string">
            <text:p>1.0965e-12</text:p>
          </table:table-cell>
          <table:table-cell office:value-type="float" office:value="348.68">
            <text:p>348.68</text:p>
          </table:table-cell>
          <table:table-cell/>
          <table:table-cell office:value-type="string">
            <text:p>9.1201e-08</text:p>
          </table:table-cell>
          <table:table-cell office:value-type="string">
            <text:p>2.6131e-14</text:p>
          </table:table-cell>
          <table:table-cell office:value-type="float" office:value="61.196">
            <text:p>61.196</text:p>
          </table:table-cell>
        </table:table-row>
        <table:table-row table:style-name="ro1">
          <table:table-cell office:value-type="string">
            <text:p>6.7831e-07</text:p>
          </table:table-cell>
          <table:table-cell office:value-type="string">
            <text:p>1.4454e-12</text:p>
          </table:table-cell>
          <table:table-cell office:value-type="float" office:value="357.57">
            <text:p>357.57</text:p>
          </table:table-cell>
          <table:table-cell/>
          <table:table-cell office:value-type="string">
            <text:p>1.0471e-07</text:p>
          </table:table-cell>
          <table:table-cell office:value-type="string">
            <text:p>3.4447e-14</text:p>
          </table:table-cell>
          <table:table-cell office:value-type="float" office:value="63.496">
            <text:p>63.496</text:p>
          </table:table-cell>
        </table:table-row>
        <table:table-row table:style-name="ro1">
          <table:table-cell office:value-type="string">
            <text:p>7.788e-07</text:p>
          </table:table-cell>
          <table:table-cell office:value-type="string">
            <text:p>1.9055e-12</text:p>
          </table:table-cell>
          <table:table-cell office:value-type="float" office:value="370.51">
            <text:p>370.51</text:p>
          </table:table-cell>
          <table:table-cell/>
          <table:table-cell office:value-type="string">
            <text:p>1.2023e-07</text:p>
          </table:table-cell>
          <table:table-cell office:value-type="string">
            <text:p>4.541e-14</text:p>
          </table:table-cell>
          <table:table-cell office:value-type="float" office:value="66.005">
            <text:p>66.005</text:p>
          </table:table-cell>
        </table:table-row>
        <table:table-row table:style-name="ro1">
          <table:table-cell office:value-type="string">
            <text:p>8.9418e-07</text:p>
          </table:table-cell>
          <table:table-cell office:value-type="string">
            <text:p>2.5119e-12</text:p>
          </table:table-cell>
          <table:table-cell office:value-type="float" office:value="384.51">
            <text:p>384.51</text:p>
          </table:table-cell>
          <table:table-cell/>
          <table:table-cell office:value-type="string">
            <text:p>1.3804e-07</text:p>
          </table:table-cell>
          <table:table-cell office:value-type="string">
            <text:p>5.9862e-14</text:p>
          </table:table-cell>
          <table:table-cell office:value-type="float" office:value="68.502">
            <text:p>68.502</text:p>
          </table:table-cell>
        </table:table-row>
        <table:table-row table:style-name="ro1">
          <table:table-cell office:value-type="string">
            <text:p>1.0267e-06</text:p>
          </table:table-cell>
          <table:table-cell office:value-type="string">
            <text:p>3.3113e-12</text:p>
          </table:table-cell>
          <table:table-cell office:value-type="float" office:value="390.92">
            <text:p>390.92</text:p>
          </table:table-cell>
          <table:table-cell/>
          <table:table-cell office:value-type="string">
            <text:p>1.5849e-07</text:p>
          </table:table-cell>
          <table:table-cell office:value-type="string">
            <text:p>7.8913e-14</text:p>
          </table:table-cell>
          <table:table-cell office:value-type="float" office:value="70.755">
            <text:p>70.755</text:p>
          </table:table-cell>
        </table:table-row>
        <table:table-row table:style-name="ro1">
          <table:table-cell office:value-type="string">
            <text:p>1.1788e-06</text:p>
          </table:table-cell>
          <table:table-cell office:value-type="string">
            <text:p>4.3652e-12</text:p>
          </table:table-cell>
          <table:table-cell office:value-type="float" office:value="399.56">
            <text:p>399.56</text:p>
          </table:table-cell>
          <table:table-cell/>
          <table:table-cell office:value-type="string">
            <text:p>1.8197e-07</text:p>
          </table:table-cell>
          <table:table-cell office:value-type="string">
            <text:p>1.0403e-13</text:p>
          </table:table-cell>
          <table:table-cell office:value-type="float" office:value="73.043">
            <text:p>73.043</text:p>
          </table:table-cell>
        </table:table-row>
        <table:table-row table:style-name="ro1">
          <table:table-cell office:value-type="string">
            <text:p>1.3534e-06</text:p>
          </table:table-cell>
          <table:table-cell office:value-type="string">
            <text:p>5.7544e-12</text:p>
          </table:table-cell>
          <table:table-cell office:value-type="float" office:value="415.46">
            <text:p>415.46</text:p>
          </table:table-cell>
          <table:table-cell/>
          <table:table-cell office:value-type="string">
            <text:p>2.0893e-07</text:p>
          </table:table-cell>
          <table:table-cell office:value-type="string">
            <text:p>1.3714e-13</text:p>
          </table:table-cell>
          <table:table-cell office:value-type="float" office:value="75.254">
            <text:p>75.254</text:p>
          </table:table-cell>
        </table:table-row>
        <table:table-row table:style-name="ro1">
          <table:table-cell office:value-type="string">
            <text:p>1.5539e-06</text:p>
          </table:table-cell>
          <table:table-cell office:value-type="string">
            <text:p>7.5858e-12</text:p>
          </table:table-cell>
          <table:table-cell office:value-type="float" office:value="422.89">
            <text:p>422.89</text:p>
          </table:table-cell>
          <table:table-cell/>
          <table:table-cell office:value-type="string">
            <text:p>2.3988e-07</text:p>
          </table:table-cell>
          <table:table-cell office:value-type="string">
            <text:p>1.8078e-13</text:p>
          </table:table-cell>
          <table:table-cell office:value-type="float" office:value="77.284">
            <text:p>77.284</text:p>
          </table:table-cell>
        </table:table-row>
        <table:table-row table:style-name="ro1">
          <table:table-cell office:value-type="string">
            <text:p>1.7841e-06</text:p>
          </table:table-cell>
          <table:table-cell office:value-type="string">
            <text:p>1e-11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2.7542e-07</text:p>
          </table:table-cell>
          <table:table-cell office:value-type="string">
            <text:p>2.3831e-13</text:p>
          </table:table-cell>
          <table:table-cell office:value-type="float" office:value="79.479">
            <text:p>79.479</text:p>
          </table:table-cell>
        </table:table-row>
        <table:table-row table:style-name="ro1">
          <table:table-cell office:value-type="string">
            <text:p>2.0484e-06</text:p>
          </table:table-cell>
          <table:table-cell office:value-type="string">
            <text:p>1.3183e-11</text:p>
          </table:table-cell>
          <table:table-cell office:value-type="float" office:value="439.4">
            <text:p>439.4</text:p>
          </table:table-cell>
          <table:table-cell/>
          <table:table-cell office:value-type="string">
            <text:p>3.1623e-07</text:p>
          </table:table-cell>
          <table:table-cell office:value-type="string">
            <text:p>3.1416e-13</text:p>
          </table:table-cell>
          <table:table-cell office:value-type="float" office:value="81.317">
            <text:p>81.317</text:p>
          </table:table-cell>
        </table:table-row>
        <table:table-row table:style-name="ro1">
          <table:table-cell office:value-type="string">
            <text:p>2.3519e-06</text:p>
          </table:table-cell>
          <table:table-cell office:value-type="string">
            <text:p>1.7378e-11</text:p>
          </table:table-cell>
          <table:table-cell office:value-type="float" office:value="448.56">
            <text:p>448.56</text:p>
          </table:table-cell>
          <table:table-cell/>
          <table:table-cell office:value-type="string">
            <text:p>3.6308e-07</text:p>
          </table:table-cell>
          <table:table-cell office:value-type="string">
            <text:p>4.1414e-13</text:p>
          </table:table-cell>
          <table:table-cell office:value-type="float" office:value="83.676">
            <text:p>83.676</text:p>
          </table:table-cell>
        </table:table-row>
        <table:table-row table:style-name="ro1">
          <table:table-cell office:value-type="string">
            <text:p>2.7004e-06</text:p>
          </table:table-cell>
          <table:table-cell office:value-type="string">
            <text:p>2.2909e-11</text:p>
          </table:table-cell>
          <table:table-cell office:value-type="float" office:value="457.88">
            <text:p>457.88</text:p>
          </table:table-cell>
          <table:table-cell/>
          <table:table-cell office:value-type="string">
            <text:p>4.1687e-07</text:p>
          </table:table-cell>
          <table:table-cell office:value-type="string">
            <text:p>5.4595e-13</text:p>
          </table:table-cell>
          <table:table-cell office:value-type="float" office:value="85.425">
            <text:p>85.425</text:p>
          </table:table-cell>
        </table:table-row>
        <table:table-row table:style-name="ro1">
          <table:table-cell office:value-type="string">
            <text:p>3.1005e-06</text:p>
          </table:table-cell>
          <table:table-cell office:value-type="string">
            <text:p>3.02e-11</text:p>
          </table:table-cell>
          <table:table-cell office:value-type="float" office:value="465.04">
            <text:p>465.04</text:p>
          </table:table-cell>
          <table:table-cell/>
          <table:table-cell office:value-type="string">
            <text:p>4.7863e-07</text:p>
          </table:table-cell>
          <table:table-cell office:value-type="string">
            <text:p>7.197e-13</text:p>
          </table:table-cell>
          <table:table-cell office:value-type="float" office:value="87.318">
            <text:p>87.318</text:p>
          </table:table-cell>
        </table:table-row>
        <table:table-row table:style-name="ro1">
          <table:table-cell office:value-type="string">
            <text:p>3.5598e-06</text:p>
          </table:table-cell>
          <table:table-cell office:value-type="string">
            <text:p>3.9811e-11</text:p>
          </table:table-cell>
          <table:table-cell office:value-type="float" office:value="473.53">
            <text:p>473.53</text:p>
          </table:table-cell>
          <table:table-cell/>
          <table:table-cell office:value-type="string">
            <text:p>5.4954e-07</text:p>
          </table:table-cell>
          <table:table-cell office:value-type="string">
            <text:p>9.4875e-13</text:p>
          </table:table-cell>
          <table:table-cell office:value-type="float" office:value="89.29">
            <text:p>89.29</text:p>
          </table:table-cell>
        </table:table-row>
        <table:table-row table:style-name="ro1">
          <table:table-cell office:value-type="string">
            <text:p>4.0872e-06</text:p>
          </table:table-cell>
          <table:table-cell office:value-type="string">
            <text:p>5.2481e-11</text:p>
          </table:table-cell>
          <table:table-cell office:value-type="float" office:value="479.99">
            <text:p>479.99</text:p>
          </table:table-cell>
          <table:table-cell/>
          <table:table-cell office:value-type="string">
            <text:p>6.3096e-07</text:p>
          </table:table-cell>
          <table:table-cell office:value-type="string">
            <text:p>1.2507e-12</text:p>
          </table:table-cell>
          <table:table-cell office:value-type="float" office:value="91.116">
            <text:p>91.116</text:p>
          </table:table-cell>
        </table:table-row>
        <table:table-row table:style-name="ro1">
          <table:table-cell office:value-type="string">
            <text:p>4.6927e-06</text:p>
          </table:table-cell>
          <table:table-cell office:value-type="string">
            <text:p>6.9183e-11</text:p>
          </table:table-cell>
          <table:table-cell office:value-type="float" office:value="485.95">
            <text:p>485.95</text:p>
          </table:table-cell>
          <table:table-cell/>
          <table:table-cell office:value-type="string">
            <text:p>7.2444e-07</text:p>
          </table:table-cell>
          <table:table-cell office:value-type="string">
            <text:p>1.6487e-12</text:p>
          </table:table-cell>
          <table:table-cell office:value-type="float" office:value="92.639">
            <text:p>92.639</text:p>
          </table:table-cell>
        </table:table-row>
        <table:table-row table:style-name="ro1">
          <table:table-cell office:value-type="string">
            <text:p>5.388e-06</text:p>
          </table:table-cell>
          <table:table-cell office:value-type="string">
            <text:p>9.1201e-11</text:p>
          </table:table-cell>
          <table:table-cell office:value-type="float" office:value="492.59">
            <text:p>492.59</text:p>
          </table:table-cell>
          <table:table-cell/>
          <table:table-cell office:value-type="string">
            <text:p>8.3176e-07</text:p>
          </table:table-cell>
          <table:table-cell office:value-type="string">
            <text:p>2.1735e-12</text:p>
          </table:table-cell>
          <table:table-cell office:value-type="float" office:value="94.49">
            <text:p>94.49</text:p>
          </table:table-cell>
        </table:table-row>
        <table:table-row table:style-name="ro1">
          <table:table-cell office:value-type="string">
            <text:p>6.1862e-06</text:p>
          </table:table-cell>
          <table:table-cell office:value-type="string">
            <text:p>1.2023e-10</text:p>
          </table:table-cell>
          <table:table-cell office:value-type="float" office:value="500.32">
            <text:p>500.32</text:p>
          </table:table-cell>
          <table:table-cell/>
          <table:table-cell office:value-type="string">
            <text:p>9.5499e-07</text:p>
          </table:table-cell>
          <table:table-cell office:value-type="string">
            <text:p>2.8652e-12</text:p>
          </table:table-cell>
          <table:table-cell office:value-type="float" office:value="96.404">
            <text:p>96.404</text:p>
          </table:table-cell>
        </table:table-row>
        <table:table-row table:style-name="ro1">
          <table:table-cell office:value-type="string">
            <text:p>7.1027e-06</text:p>
          </table:table-cell>
          <table:table-cell office:value-type="string">
            <text:p>1.5849e-10</text:p>
          </table:table-cell>
          <table:table-cell office:value-type="float" office:value="505.16">
            <text:p>505.16</text:p>
          </table:table-cell>
          <table:table-cell/>
          <table:table-cell office:value-type="string">
            <text:p>1.0965e-06</text:p>
          </table:table-cell>
          <table:table-cell office:value-type="string">
            <text:p>3.777e-12</text:p>
          </table:table-cell>
          <table:table-cell office:value-type="float" office:value="97.618">
            <text:p>97.618</text:p>
          </table:table-cell>
        </table:table-row>
        <table:table-row table:style-name="ro1">
          <table:table-cell office:value-type="string">
            <text:p>8.155e-06</text:p>
          </table:table-cell>
          <table:table-cell office:value-type="string">
            <text:p>2.0893e-10</text:p>
          </table:table-cell>
          <table:table-cell office:value-type="float" office:value="508.87">
            <text:p>508.87</text:p>
          </table:table-cell>
          <table:table-cell/>
          <table:table-cell office:value-type="string">
            <text:p>1.2589e-06</text:p>
          </table:table-cell>
          <table:table-cell office:value-type="string">
            <text:p>4.9791e-12</text:p>
          </table:table-cell>
          <table:table-cell office:value-type="float" office:value="99.475">
            <text:p>99.475</text:p>
          </table:table-cell>
        </table:table-row>
        <table:table-row table:style-name="ro1">
          <table:table-cell office:value-type="string">
            <text:p>9.3632e-06</text:p>
          </table:table-cell>
          <table:table-cell office:value-type="string">
            <text:p>2.7542e-10</text:p>
          </table:table-cell>
          <table:table-cell office:value-type="float" office:value="514.84">
            <text:p>514.84</text:p>
          </table:table-cell>
          <table:table-cell/>
          <table:table-cell office:value-type="string">
            <text:p>1.4454e-06</text:p>
          </table:table-cell>
          <table:table-cell office:value-type="string">
            <text:p>6.5637e-12</text:p>
          </table:table-cell>
          <table:table-cell office:value-type="float" office:value="101.39">
            <text:p>101.39</text:p>
          </table:table-cell>
        </table:table-row>
        <table:table-row table:style-name="ro1">
          <table:table-cell office:value-type="string">
            <text:p>1.075e-05</text:p>
          </table:table-cell>
          <table:table-cell office:value-type="string">
            <text:p>3.6308e-10</text:p>
          </table:table-cell>
          <table:table-cell office:value-type="float" office:value="520.16">
            <text:p>520.16</text:p>
          </table:table-cell>
          <table:table-cell/>
          <table:table-cell office:value-type="string">
            <text:p>1.6596e-06</text:p>
          </table:table-cell>
          <table:table-cell office:value-type="string">
            <text:p>8.6527e-12</text:p>
          </table:table-cell>
          <table:table-cell office:value-type="float" office:value="102.73">
            <text:p>102.73</text:p>
          </table:table-cell>
        </table:table-row>
        <table:table-row table:style-name="ro1">
          <table:table-cell office:value-type="string">
            <text:p>1.2343e-05</text:p>
          </table:table-cell>
          <table:table-cell office:value-type="string">
            <text:p>4.7863e-10</text:p>
          </table:table-cell>
          <table:table-cell office:value-type="float" office:value="524.45">
            <text:p>524.45</text:p>
          </table:table-cell>
          <table:table-cell/>
          <table:table-cell office:value-type="string">
            <text:p>1.9055e-06</text:p>
          </table:table-cell>
          <table:table-cell office:value-type="string">
            <text:p>1.1406e-11</text:p>
          </table:table-cell>
          <table:table-cell office:value-type="float" office:value="103.86">
            <text:p>103.86</text:p>
          </table:table-cell>
        </table:table-row>
        <table:table-row table:style-name="ro1">
          <table:table-cell office:value-type="string">
            <text:p>1.4172e-05</text:p>
          </table:table-cell>
          <table:table-cell office:value-type="string">
            <text:p>6.3096e-10</text:p>
          </table:table-cell>
          <table:table-cell office:value-type="float" office:value="528.86">
            <text:p>528.86</text:p>
          </table:table-cell>
          <table:table-cell/>
          <table:table-cell office:value-type="string">
            <text:p>2.1878e-06</text:p>
          </table:table-cell>
          <table:table-cell office:value-type="string">
            <text:p>1.5037e-11</text:p>
          </table:table-cell>
          <table:table-cell office:value-type="float" office:value="105.72">
            <text:p>105.72</text:p>
          </table:table-cell>
        </table:table-row>
        <table:table-row table:style-name="ro1">
          <table:table-cell office:value-type="string">
            <text:p>1.6271e-05</text:p>
          </table:table-cell>
          <table:table-cell office:value-type="string">
            <text:p>8.3176e-10</text:p>
          </table:table-cell>
          <table:table-cell office:value-type="float" office:value="531.72">
            <text:p>531.72</text:p>
          </table:table-cell>
          <table:table-cell/>
          <table:table-cell office:value-type="string">
            <text:p>2.5119e-06</text:p>
          </table:table-cell>
          <table:table-cell office:value-type="string">
            <text:p>1.9822e-11</text:p>
          </table:table-cell>
          <table:table-cell office:value-type="float" office:value="107.03">
            <text:p>107.03</text:p>
          </table:table-cell>
        </table:table-row>
        <table:table-row table:style-name="ro1">
          <table:table-cell office:value-type="string">
            <text:p>1.8682e-05</text:p>
          </table:table-cell>
          <table:table-cell office:value-type="string">
            <text:p>1.0965e-09</text:p>
          </table:table-cell>
          <table:table-cell office:value-type="float" office:value="533.95">
            <text:p>533.95</text:p>
          </table:table-cell>
          <table:table-cell/>
          <table:table-cell office:value-type="string">
            <text:p>2.884e-06</text:p>
          </table:table-cell>
          <table:table-cell office:value-type="string">
            <text:p>2.6131e-11</text:p>
          </table:table-cell>
          <table:table-cell office:value-type="float" office:value="108.01">
            <text:p>108.01</text:p>
          </table:table-cell>
        </table:table-row>
        <table:table-row table:style-name="ro1">
          <table:table-cell office:value-type="string">
            <text:p>2.145e-05</text:p>
          </table:table-cell>
          <table:table-cell office:value-type="string">
            <text:p>1.4454e-09</text:p>
          </table:table-cell>
          <table:table-cell office:value-type="float" office:value="540.07">
            <text:p>540.07</text:p>
          </table:table-cell>
          <table:table-cell/>
          <table:table-cell office:value-type="string">
            <text:p>3.3113e-06</text:p>
          </table:table-cell>
          <table:table-cell office:value-type="string">
            <text:p>3.4447e-11</text:p>
          </table:table-cell>
          <table:table-cell office:value-type="float" office:value="109.98">
            <text:p>109.98</text:p>
          </table:table-cell>
        </table:table-row>
        <table:table-row table:style-name="ro1">
          <table:table-cell office:value-type="string">
            <text:p>2.4628e-05</text:p>
          </table:table-cell>
          <table:table-cell office:value-type="string">
            <text:p>1.9055e-09</text:p>
          </table:table-cell>
          <table:table-cell office:value-type="float" office:value="543.9">
            <text:p>543.9</text:p>
          </table:table-cell>
          <table:table-cell/>
          <table:table-cell office:value-type="string">
            <text:p>3.8019e-06</text:p>
          </table:table-cell>
          <table:table-cell office:value-type="string">
            <text:p>4.541e-11</text:p>
          </table:table-cell>
          <table:table-cell office:value-type="float" office:value="111.14">
            <text:p>111.14</text:p>
          </table:table-cell>
        </table:table-row>
        <table:table-row table:style-name="ro1">
          <table:table-cell office:value-type="string">
            <text:p>2.8276e-05</text:p>
          </table:table-cell>
          <table:table-cell office:value-type="string">
            <text:p>2.5119e-09</text:p>
          </table:table-cell>
          <table:table-cell office:value-type="float" office:value="547.95">
            <text:p>547.95</text:p>
          </table:table-cell>
          <table:table-cell/>
          <table:table-cell office:value-type="string">
            <text:p>4.3652e-06</text:p>
          </table:table-cell>
          <table:table-cell office:value-type="string">
            <text:p>5.9862e-11</text:p>
          </table:table-cell>
          <table:table-cell office:value-type="float" office:value="112.01">
            <text:p>112.01</text:p>
          </table:table-cell>
        </table:table-row>
        <table:table-row table:style-name="ro1">
          <table:table-cell office:value-type="string">
            <text:p>3.2466e-05</text:p>
          </table:table-cell>
          <table:table-cell office:value-type="string">
            <text:p>3.3113e-09</text:p>
          </table:table-cell>
          <table:table-cell office:value-type="float" office:value="551.73">
            <text:p>551.73</text:p>
          </table:table-cell>
          <table:table-cell/>
          <table:table-cell office:value-type="string">
            <text:p>5.0119e-06</text:p>
          </table:table-cell>
          <table:table-cell office:value-type="string">
            <text:p>7.8913e-11</text:p>
          </table:table-cell>
          <table:table-cell office:value-type="float" office:value="113.41">
            <text:p>113.41</text:p>
          </table:table-cell>
        </table:table-row>
        <table:table-row table:style-name="ro1">
          <table:table-cell office:value-type="string">
            <text:p>3.7276e-05</text:p>
          </table:table-cell>
          <table:table-cell office:value-type="string">
            <text:p>4.3652e-09</text:p>
          </table:table-cell>
          <table:table-cell office:value-type="float" office:value="553.01">
            <text:p>553.01</text:p>
          </table:table-cell>
          <table:table-cell/>
          <table:table-cell office:value-type="string">
            <text:p>5.7544e-06</text:p>
          </table:table-cell>
          <table:table-cell office:value-type="string">
            <text:p>1.0403e-10</text:p>
          </table:table-cell>
          <table:table-cell office:value-type="float" office:value="114.82">
            <text:p>114.82</text:p>
          </table:table-cell>
        </table:table-row>
        <table:table-row table:style-name="ro1">
          <table:table-cell office:value-type="string">
            <text:p>4.2798e-05</text:p>
          </table:table-cell>
          <table:table-cell office:value-type="string">
            <text:p>5.7544e-09</text:p>
          </table:table-cell>
          <table:table-cell office:value-type="float" office:value="556.86">
            <text:p>556.86</text:p>
          </table:table-cell>
          <table:table-cell/>
          <table:table-cell office:value-type="string">
            <text:p>6.6069e-06</text:p>
          </table:table-cell>
          <table:table-cell office:value-type="string">
            <text:p>1.3714e-10</text:p>
          </table:table-cell>
          <table:table-cell office:value-type="float" office:value="115.43">
            <text:p>115.43</text:p>
          </table:table-cell>
        </table:table-row>
        <table:table-row table:style-name="ro1">
          <table:table-cell office:value-type="string">
            <text:p>4.9139e-05</text:p>
          </table:table-cell>
          <table:table-cell office:value-type="string">
            <text:p>7.5858e-09</text:p>
          </table:table-cell>
          <table:table-cell office:value-type="float" office:value="560.07">
            <text:p>560.07</text:p>
          </table:table-cell>
          <table:table-cell/>
          <table:table-cell office:value-type="string">
            <text:p>7.5858e-06</text:p>
          </table:table-cell>
          <table:table-cell office:value-type="string">
            <text:p>1.8078e-10</text:p>
          </table:table-cell>
          <table:table-cell office:value-type="float" office:value="116.52">
            <text:p>116.52</text:p>
          </table:table-cell>
        </table:table-row>
        <table:table-row table:style-name="ro1">
          <table:table-cell office:value-type="string">
            <text:p>5.6419e-05</text:p>
          </table:table-cell>
          <table:table-cell office:value-type="string">
            <text:p>1e-08</text:p>
          </table:table-cell>
          <table:table-cell office:value-type="float" office:value="566.16">
            <text:p>566.16</text:p>
          </table:table-cell>
          <table:table-cell/>
          <table:table-cell office:value-type="string">
            <text:p>8.7096e-06</text:p>
          </table:table-cell>
          <table:table-cell office:value-type="string">
            <text:p>2.3831e-10</text:p>
          </table:table-cell>
          <table:table-cell office:value-type="float" office:value="117.28">
            <text:p>117.2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4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it </meta:initial-creator>
    <meta:creation-date>2012-04-02T14:37:09</meta:creation-date>
    <dc:date>2012-04-02T14:38:33</dc:date>
    <dc:creator>Ankit </dc:creator>
    <meta:editing-duration>PT1M24S</meta:editing-duration>
    <meta:editing-cycles>1</meta:editing-cycles>
    <meta:document-statistic meta:table-count="3" meta:cell-count="308" meta:object-count="0"/>
    <meta:generator>LibreOffice/3.4$Unix LibreOffice_project/340m1$Build-402</meta:generator>
  </office:meta>
</office:document-meta>
</file>